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eeeeee" draw:opacity="100%" draw:textarea-horizontal-align="justify" draw:textarea-vertical-align="top" draw:auto-grow-height="false" fo:min-height="4.45cm" fo:min-width="6.2cm"/>
      <style:paragraph-properties style:writing-mode="lr-tb"/>
    </style:style>
    <style:style style:name="gr2" style:family="graphic" style:parent-style-name="standard">
      <style:graphic-properties svg:stroke-color="#b2b2b2" draw:fill-color="#eeeeee" draw:textarea-horizontal-align="justify" draw:textarea-vertical-align="top" draw:auto-grow-height="false" fo:min-height="8.25cm" fo:min-width="8.2cm"/>
      <style:paragraph-properties style:writing-mode="lr-tb"/>
    </style:style>
    <style:style style:name="gr3" style:family="graphic" style:parent-style-name="standard">
      <style:graphic-properties svg:stroke-color="#b2b2b2" draw:fill-color="#eeeeee" draw:textarea-horizontal-align="justify" draw:textarea-vertical-align="top" draw:auto-grow-height="false" fo:min-height="4.45cm" fo:min-width="6.8cm"/>
      <style:paragraph-properties style:writing-mode="lr-tb"/>
    </style:style>
    <style:style style:name="gr4" style:family="graphic" style:parent-style-name="standard">
      <style:graphic-properties svg:stroke-color="#b2b2b2" draw:fill-color="#eeeeee" draw:textarea-horizontal-align="justify" draw:textarea-vertical-align="middle" draw:auto-grow-height="false" fo:min-height="3.75cm" fo:min-width="6.2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Arrow" draw:marker-end-width="0.352cm" svg:stroke-opacity="80%" draw:fill="solid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8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b2b2b2" draw:fill-color="#eeeeee" draw:textarea-horizontal-align="justify" draw:textarea-vertical-align="top" draw:auto-grow-height="false" fo:min-height="3.75cm" fo:min-width="6.2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3" style:family="graphic" style:parent-style-name="standard">
      <style:graphic-properties svg:stroke-color="#b2b2b2" draw:fill-color="#eeeeee" draw:textarea-horizontal-align="justify" draw:textarea-vertical-align="top" draw:auto-grow-height="false" fo:min-height="1.25cm" fo:min-width="6.4cm"/>
      <style:paragraph-properties style:writing-mode="lr-tb"/>
    </style:style>
    <style:style style:name="P1" style:family="paragraph">
      <style:paragraph-properties fo:text-align="start" style:writing-mode="lr-tb"/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3" style:family="paragraph">
      <loext:graphic-properties draw:fill-color="#eeeeee" draw:opacity="100%"/>
      <style:paragraph-properties fo:text-align="start" style:writing-mode="lr-tb"/>
      <style:text-properties fo:font-size="15pt" style:font-size-asian="15pt" style:font-size-complex="15pt"/>
    </style:style>
    <style:style style:name="P4" style:family="paragraph">
      <loext:graphic-properties draw:fill-color="#eeeeee"/>
      <style:paragraph-properties fo:text-align="start" style:writing-mode="lr-tb"/>
      <style:text-properties fo:font-size="15pt" style:font-size-asian="15pt" style:font-size-complex="15pt"/>
    </style:style>
    <style:style style:name="P5" style:family="paragraph">
      <style:paragraph-properties fo:text-align="start" style:writing-mode="lr-tb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>
      <loext:graphic-properties draw:fill-color="#eeeeee"/>
      <style:paragraph-properties fo:text-align="start" style:writing-mode="lr-tb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3" draw:id="id3" draw:layer="layout" svg:width="6.7cm" svg:height="4.7cm" svg:x="21.3cm" svg:y="15cm">
          <text:p text:style-name="P1"><text:span text:style-name="T1">On</text:span></text:p>
          <text:p text:style-name="P2"><text:span text:style-name="T2">Transition:</text:span></text:p>
          <text:p text:style-name="P2"><text:span text:style-name="T3">Light_terrasse = 0</text:span></text:p>
          <text:p text:style-name="P2"><text:span text:style-name="T3">Light_garage = 0</text:span></text:p>
          <text:p text:style-name="P2"><text:span text:style-name="T3"/></text:p>
          <text:p text:style-name="P2"><text:span text:style-name="T2">cycle:</text:span></text:p>
          <text:p text:style-name="P2"><text:span text:style-name="T4">Manage Light Garage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7cm" svg:height="8.5cm" svg:x="1.4cm" svg:y="13.9cm">
          <text:p text:style-name="P1"><text:span text:style-name="T1">Manage Light Garage</text:span></text:p>
          <text:p text:style-name="P1"><text:span text:style-name="T4">If Nox == On AND Pir_garage == 1</text:span></text:p>
          <text:p text:style-name="P1"><text:span text:style-name="T4"><text:tab/></text:span><text:span text:style-name="T4">restart timer flash</text:span></text:p>
          <text:p text:style-name="P2"><text:span text:style-name="T5"><text:tab/></text:span><text:span text:style-name="T4">Light_garage = 1</text:span></text:p>
          <text:p text:style-name="P2"><text:span text:style-name="T4"/></text:p>
          <text:p text:style-name="P2"><text:span text:style-name="T4">If Nox == Off</text:span></text:p>
          <text:p text:style-name="P2"><text:span text:style-name="T4"><text:tab/></text:span><text:span text:style-name="T4">stop timer flash</text:span></text:p>
          <text:p text:style-name="P2"><text:span text:style-name="T5"><text:tab/></text:span><text:span text:style-name="T4">Light_garage = 0</text:span></text:p>
          <text:p text:style-name="P2"><text:span text:style-name="T4"/></text:p>
          <text:p text:style-name="P2"><text:span text:style-name="T4">If timer flash &gt; 0</text:span></text:p>
          <text:p text:style-name="P2"><text:span text:style-name="T5"><text:tab/></text:span><text:span text:style-name="T5">Decrement timer</text:span></text:p>
          <text:p text:style-name="P2"><text:span text:style-name="T4"/></text:p>
          <text:p text:style-name="P2"><text:span text:style-name="T4">If timer flash &lt; 0</text:span></text:p>
          <text:p text:style-name="P2"><text:span text:style-name="T5"><text:tab/></text:span><text:span text:style-name="T4">Light_garage = 0</text:span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xml:id="id1" draw:id="id1" draw:layer="layout" svg:width="7.3cm" svg:height="4.7cm" svg:x="21.1cm" svg:y="2.7cm">
          <text:p text:style-name="P5"><text:span text:style-name="T1">Off</text:span></text:p>
          <text:p text:style-name="P5"><text:span text:style-name="T2">transition:</text:span></text:p>
          <text:p text:style-name="P6"><text:span text:style-name="T4">Light_terrasse = 0</text:span></text:p>
          <text:p text:style-name="P6"><text:span text:style-name="T4">Light_garage = 0</text:span></text:p>
          <text:p text:style-name="P6"><text:span text:style-name="T2"/></text:p>
          <text:p text:style-name="P6"><text:span text:style-name="T2">cycle:</text:span></text:p>
          <text:p text:style-name="P6"><text:span text:style-name="T4">Manage Light Garage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7cm" svg:height="4cm" svg:x="21.5cm" svg:y="24.1cm">
          <text:p text:style-name="P1"><text:span text:style-name="T1">Alert</text:span></text:p>
          <text:p text:style-name="P1"><text:span text:style-name="T2">Transition:</text:span></text:p>
          <text:p text:style-name="P1"><text:span text:style-name="T4">Start timer alert</text:span></text:p>
          <text:p text:style-name="P1"><text:span text:style-name="T3">Light_terrasse = 1</text:span></text:p>
          <text:p text:style-name="P2"><text:span text:style-name="T3">Light_garage = 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curve" svg:x1="24.75cm" svg:y1="7.4cm" svg:x2="24.75cm" svg:y2="10.8cm" draw:start-shape="id1" draw:start-glue-point="2" draw:end-shape="id2" draw:end-glue-point="0" svg:d="M24750 7400v3400" svg:viewBox="0 0 1 3401">
          <text:p text:style-name="P8"><text:span text:style-name="T3">If (Nox == On AND Bind to Nox)</text:span></text:p>
          <text:p text:style-name="P8"><text:span text:style-name="T3">OR Ext On Requested</text:span></text:p>
        </draw:connector>
        <draw:connector draw:style-name="gr6" draw:text-style-name="P9" draw:layer="layout" draw:type="curve" svg:x1="24.65cm" svg:y1="19.7cm" svg:x2="24.85cm" svg:y2="24.1cm" draw:start-shape="id3" draw:start-glue-point="2" draw:end-shape="id4" draw:end-glue-point="0" svg:d="M24650 19700c0 3300 200 1100 200 4400" svg:viewBox="0 0 201 4401">
          <text:p text:style-name="P8"/>
          <text:p text:style-name="P8"/>
          <text:p text:style-name="P8"><text:span text:style-name="T3">If Pir_terrasse == 1</text:span></text:p>
        </draw:connector>
        <draw:connector draw:style-name="gr7" draw:text-style-name="P9" draw:layer="layout" draw:type="curve" draw:line-skew="0.118cm" svg:x1="21.5cm" svg:y1="26.1cm" svg:x2="21.3cm" svg:y2="17.35cm" draw:start-shape="id4" draw:start-glue-point="3" draw:end-shape="id3" draw:end-glue-point="3" svg:d="M21500 26100c-874 0-774-8750-200-8750" svg:viewBox="0 0 645 8751">
          <text:p text:style-name="P8"><text:span text:style-name="T3">If timer alert == 0</text:span></text:p>
        </draw:connector>
        <draw:connector draw:style-name="gr8" draw:text-style-name="P9" draw:layer="layout" svg:x1="28cm" svg:y1="17.35cm" svg:x2="28.4cm" svg:y2="5.05cm" draw:start-shape="id3" draw:start-glue-point="1" draw:end-shape="id1" draw:end-glue-point="1" svg:d="M28000 17350h901v-12300h-501" svg:viewBox="0 0 902 12301">
          <text:p/>
        </draw:connector>
        <draw:connector draw:style-name="gr9" draw:text-style-name="P9" draw:layer="layout" svg:x1="28.2cm" svg:y1="26.1cm" svg:x2="28.4cm" svg:y2="5.05cm" draw:start-shape="id4" draw:start-glue-point="1" draw:end-shape="id1" draw:end-glue-point="1" svg:d="M28200 26100h701v-21050h-501" svg:viewBox="0 0 702 21051">
          <text:p/>
        </draw:connector>
        <draw:custom-shape draw:style-name="gr10" draw:text-style-name="P4" xml:id="id5" draw:id="id5" draw:layer="layout" svg:width="6.7cm" svg:height="4cm" svg:x="2.6cm" svg:y="2.3cm">
          <text:p text:style-name="P1"><text:span text:style-name="T1">Init</text:span></text:p>
          <text:p text:style-name="P2"><text:span text:style-name="T3">Light_terrasse = 0</text:span></text:p>
          <text:p text:style-name="P2"><text:span text:style-name="T3">Light_garage = 0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curve" svg:x1="5.95cm" svg:y1="6.3cm" svg:x2="24.75cm" svg:y2="2.7cm" draw:start-shape="id5" draw:start-glue-point="2" draw:end-shape="id1" draw:end-glue-point="0" svg:d="M5950 6300c0 751 9250 501 9250-1800s9550-2551 9550-1800" svg:viewBox="0 0 18801 4359">
          <text:p/>
        </draw:connector>
        <draw:frame draw:style-name="gr12" draw:text-style-name="P10" draw:layer="layout" svg:width="4.5cm" svg:height="1.1cm" svg:x="28.3cm" svg:y="13.6cm">
          <draw:text-box>
            <text:p><text:span text:style-name="T6">If Nox == Off</text:span></text:p>
          </draw:text-box>
        </draw:frame>
        <draw:custom-shape draw:style-name="gr13" draw:text-style-name="P4" xml:id="id2" draw:id="id2" draw:layer="layout" svg:width="6.9cm" svg:height="1.5cm" svg:x="21.3cm" svg:y="10.8cm">
          <text:p text:style-name="P1"><text:span text:style-name="T1">wait_out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4.75cm" svg:y1="12.3cm" svg:x2="24.65cm" svg:y2="15cm" draw:start-shape="id2" draw:start-glue-point="2" draw:end-shape="id3" draw:end-glue-point="0" svg:d="M24750 12300c0 2025-100 675-100 2700" svg:viewBox="0 0 101 2701">
          <text:p text:style-name="P8"><text:span text:style-name="T3">timer_out is over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22:31:16.601970516</meta:creation-date>
    <dc:date>2020-10-17T14:23:02.758658355</dc:date>
    <meta:editing-duration>PT10M49S</meta:editing-duration>
    <meta:editing-cycles>4</meta:editing-cycles>
    <meta:generator>LibreOffice/6.4.5.2$Linux_X86_64 LibreOffice_project/40$Build-2</meta:generator>
    <meta:document-statistic meta:object-count="14"/>
  </office:meta>
</office:document-meta>
</file>